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keyboard <text:s/></text:p>
      <text:p text:style-name="P1">p="abcdefghijklmnopqrstuvwxyz"</text:p>
      <text:p text:style-name="P1">o=[]</text:p>
      <text:p text:style-name="P1"/>
      <text:p text:style-name="P1">for i in p:</text:p>
      <text:p text:style-name="P1"><text:s text:c="4"/>o.append(i)</text:p>
      <text:p text:style-name="P1">while True: </text:p>
      <text:p text:style-name="P1"><text:s text:c="4"/>try:</text:p>
      <text:p text:style-name="P1"><text:s text:c="10"/>for i in o:</text:p>
      <text:p text:style-name="P1"><text:s text:c="12"/>if keyboard.is_pressed(i): <text:s/></text:p>
      <text:p text:style-name="P1"><text:s text:c="16"/>print(i.upper(),end='\r')</text:p>
      <text:p text:style-name="P1"><text:s text:c="12"/></text:p>
      <text:p text:style-name="P1"><text:s text:c="6"/></text:p>
      <text:p text:style-name="P1"><text:s text:c="12"/>else:</text:p>
      <text:p text:style-name="P1"><text:s text:c="16"/>pass</text:p>
      <text:p text:style-name="P1"><text:s text:c="4"/>except:</text:p>
      <text:p text:style-name="P1"><text:s text:c="8"/>break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4:06:55.589848851</meta:creation-date>
    <dc:date>2019-03-17T04:10:18.802940095</dc:date>
    <meta:editing-duration>PT3M24S</meta:editing-duration>
    <meta:editing-cycles>1</meta:editing-cycles>
    <meta:document-statistic meta:table-count="0" meta:image-count="0" meta:object-count="0" meta:page-count="1" meta:paragraph-count="16" meta:word-count="23" meta:character-count="280" meta:non-whitespace-character-count="160"/>
    <meta:generator>LibreOffice/6.0.7.3$Linux_X86_64 LibreOffice_project/00m0$Build-3</meta:generator>
  </office:meta>
</office:document-meta>
</file>